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1.0625in" fo:margin-left="-0.1542in" fo:margin-right="-0.0028in" table:align="margins"/>
    </style:style>
    <style:style style:name="តារាង1.A" style:family="table-column">
      <style:table-column-properties style:column-width="0.8736in" style:rel-column-width="1258*"/>
    </style:style>
    <style:style style:name="តារាង1.B" style:family="table-column">
      <style:table-column-properties style:column-width="0.9063in" style:rel-column-width="1305*"/>
    </style:style>
    <style:style style:name="តារាង1.C" style:family="table-column">
      <style:table-column-properties style:column-width="0.4167in" style:rel-column-width="600*"/>
    </style:style>
    <style:style style:name="តារាង1.D" style:family="table-column">
      <style:table-column-properties style:column-width="0.8854in" style:rel-column-width="1275*"/>
    </style:style>
    <style:style style:name="តារាង1.E" style:family="table-column">
      <style:table-column-properties style:column-width="0.6146in" style:rel-column-width="885*"/>
    </style:style>
    <style:style style:name="តារាង1.F" style:family="table-column">
      <style:table-column-properties style:column-width="0.8451in" style:rel-column-width="1217*"/>
    </style:style>
    <style:style style:name="តារាង1.G" style:family="table-column">
      <style:table-column-properties style:column-width="4.3111in" style:rel-column-width="6208*"/>
    </style:style>
    <style:style style:name="តារាង1.H" style:family="table-column">
      <style:table-column-properties style:column-width="1.125in" style:rel-column-width="1620*"/>
    </style:style>
    <style:style style:name="តារាង1.I" style:family="table-column">
      <style:table-column-properties style:column-width="1.0826in" style:rel-column-width="1559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Khmer OS" fo:font-size="11pt" fo:font-style="normal" style:font-name-asian="Baiduk OT" style:font-size-asian="11pt" style:font-style-asian="normal" style:font-name-complex="Khmer OS" style:font-size-complex="11pt" style:font-style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8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9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0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1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background-color="#ffff00"/>
    </style:style>
    <style:style style:name="T3" style:family="text">
      <style:text-properties fo:background-color="#ffffff"/>
    </style:style>
    <style:style style:name="T4" style:family="text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1">ល.រ</text:p>
          </table:table-cell>
          <table:table-cell table:style-name="តារាង1.A1" office:value-type="string">
            <text:p text:style-name="P2">មេ​ពាក្យ</text:p>
          </table:table-cell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3">សូរ​ប្រកប</text:p>
          </table:table-cell>
          <table:table-cell table:style-name="តារាង1.A1" office:value-type="string">
            <text:p text:style-name="P3">មក​ពី</text:p>
          </table:table-cell>
          <table:table-cell table:style-name="តារាង1.A1" office:value-type="string">
            <text:p text:style-name="P3">ថ្នាក់</text:p>
          </table:table-cell>
          <table:table-cell table:style-name="តារាង1.A1" office:value-type="string">
            <text:p text:style-name="P3">សេចក្តី​ពន្យល់</text:p>
          </table:table-cell>
          <table:table-cell table:style-name="តារាង1.A1" office:value-type="string">
            <text:p text:style-name="P3">របៀប​សរសេរ​ផ្សេង</text:p>
          </table:table-cell>
          <table:table-cell table:style-name="តារាង1.I1" office:value-type="string">
            <text:p text:style-name="P3"/>
            <text:p text:style-name="P3">ពាក្យ​ផ្សំ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>ឡ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10">ព្យញ្ជនៈ​ទី ៣២ តាម​លំដាប់​ពួក​ព្យញ្ជនៈ ៣៣ តួ, ជា​ព្យញ្ជនៈ​ទី ៧ ក្នុង​សេស​វគ្គ​ឬ​អ​វគ្គ សម្រាប់​ប្រើ​ក្នុង​ភាសា​បាលី​និង​ភាសា​ខ្មែរ, ជា​មុទ្ធជៈ មាន​សំឡេង​កើត​ក្នុង​ក្បាល ។ សម្រាប់​បាលី​ភាសា មិន​ដែល​ប្រើ​ជា​តួ​ដើម​ពាក្យ​ឡើយ មាន​ប្រើ​បន្តិចបន្តួច​តែ​ជា​តួ​ចុង​ពាក្យ ដូច​ជា កីឡា, ចក្កវាឡ, ចូឡា, ចូឡាមណិ ជាដើម ។ សម្រាប់​ភាសា​សំស្រ្កឹត មិន​មាន​ប្រើ​សោះ, ត្រង់​ពាក្យ​ណា​ដែល​បាលី​ភាសា​ប្រើ​តួ ឡ សំស្រ្កឹត​ប្រើ​ជា​តួ ឌ ដូច​ជា បា. គរុឡ, កីឡា, ចូឡា, ចូឡាមណិ; សំ. គរុឌ, ក្រីឌា, ចូឌា, ចូឌាមណិ; ពាក្យ​ខ្លះ​សំស្រ្កឹត​ប្រើ​តួ ល ត្រង់​កន្លែង​ដែល​បាលី​ជា ឡ ក៏​មាន, ដូច​ជា បា. ចក្កវាឡ, កាឡបក្ខ, កាឡ​សីហ; សំ. ចក្រវាល, កាលបក្ស, កាល​សឹហ ជាដើម ។ សម្រាប់​ភាសា​ខ្មែរ​ក្នុង​សម័យ​បុរាណ​ជាន់​ដើម មិន​ប្រើ​សោះ ប្រើ​តែ ល ឬ ល៉, ក្នុង​សម័យ​បុរាណ​ជាន់​បន្ទាប់​ជា​លំដាប់​មក មាន​ប្រើ​ខ្លះ​បន្តិចបន្តួច, លុះ​ចំណេរ​ត​មក​ដល់​សម័យ​បច្ចុប្បន្ន​នេះ ខ្មែរ​ប្រើ​តួ ឡ ច្រើន​ជាង​ពី​ដើម; ពាក្យ​ណា​ដែល​មាន​សំឡេង​ជា ឡ ដូច​ជា ឡក, ឡត, ឡាយ, ឡេះឡោះ, សំឡាញ់, សំឡេង ជាដើម សម័យ​បុរាណ​ប្រើ​ជា ល៉ក, ល៉ត, ល៉ាយ, ល៉េះល៉ោះ, សម្លាញ់, សម្លេង... (ប៉ុន្តែ សម្លាញ់, សម្លេង សម័យ​ឥឡូវ​ក៏​នៅ​ប្រើ​ដែរ)។ល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8">១៥១៦៦</text:p>
          </table:table-cell>
          <table:table-cell table:style-name="តារាង1.A2" office:value-type="string">
            <text:p text:style-name="P9">ឡ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1">គុក​ឬ​ជើង​ក្រាន​គុក​ធំ​ទូលាយ បិទ​ភ្ជិត​ទុក​ឲ្យ​មាន​ប្រហោង​តែ​ត្រង់​កន្លែង​ដែល​ត្រូវ​ទុក សម្រាប់​ដុត​ឥដ្ឋ​ជាដើម​បង្ហប់​កម្តៅ​ឲ្យ​ឆ្អិន : ឡ​ឥដ្ឋ, ឡ​ក្បឿង, ឡ​ធ្យូ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1">ឡ​ឥដ្ឋ</text:p>
            <text:p text:style-name="P11">ឡ​ក្បឿង </text:p>
            <text:p text:style-name="P11">ឡ​ធ្យូង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ស្រែក​ឬ​យំ​ឮ​ខ្លាំង : ស្រែក​ឡ, យំ​ឡ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៦៧</text:p>
          </table:table-cell>
          <table:table-cell table:style-name="តារាង1.A2" office:value-type="string">
            <text:p text:style-name="P9">ឡ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6">(ហ្ល្ចក អ. ថ. ហ្លក “លង; បន្លាច”) ប្រើ​សម្ដី​លូក-ល​ឲ្យ​ដឹង​ខ្លួន​ឬ​ឲ្យ​អន់​ចិត្ត, និយាយ​ចំអក​ឲ្យ : ឡក​ឲ្យ​ឈឺ​ចិត្ត, និយាយ​ឡក ។ សម្តែង​អាការ​ក្រមាច់ក្រមើម​មាន​ញាក់​មុខ​ជាដើម (អាការ​របស់​ត្លុក) : ឡក​មុខ, ឡក​ឆៃយ៉ាំ ។ (ព. ប្រ.) ត្រឡប់​មុខ​ជា​ក្រោយ​ក្រោយ​ជា​មុខ : ឡក​ចុះ​ឡក​ឡើង, ឡក​មុខ​ឡក​ក្រោយ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៦៨</text:p>
          </table:table-cell>
          <table:table-cell table:style-name="តារាង1.A2" office:value-type="string">
            <text:p text:style-name="P9">ឡកឡា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និយាយ​ឡក​ដោយ​ពាក្យ​លែបខាយ​ឬ​និយាយ​ឡក​ឲ្យ​រឿយ​ៗ : ឡកឡាយ​ឲ្យ​ដឹង​ខ្លួន, និយាយ​ឡកឡាយ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៦៩</text:p>
          </table:table-cell>
          <table:table-cell table:style-name="តារាង1.A2" office:value-type="string">
            <text:p text:style-name="P9">ឡង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ព. សា.</text:p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ពាក្យ​សម្រាប់​ក្មេង​យក​ដៃ​ស្ទាប​អង្អែល​គូទ​គោ​ឬ​ក្របី​លោម​ឲ្យ​កង​កន្ទុយ​ឡើង : ឡង​ៗ​កង​កន្ទុយ !... ។ </text:p>
          </table:table-cell>
          <table:table-cell table:style-name="តារាង1.D2" office:value-type="string">
            <text:p text:style-name="P5">កង​ៗ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៧០</text:p>
          </table:table-cell>
          <table:table-cell table:style-name="តារាង1.A2" office:value-type="string">
            <text:p text:style-name="P9">ឡង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7">តាំងយូ​ក្រដាស​តូច​សាច់​រឹង​រាង​ខុប​ក្រឡូម សម្រាប់​ថ្វាយ​អ្នកតា (របស់​ចិន​យួន) : បន់​អ្នកតា​ថ្វាយ​ឡង់, រូប​អ្នកតា​បាំងឡង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8">១៥១៧១</text:p>
          </table:table-cell>
          <table:table-cell table:style-name="តារាង1.A2" office:value-type="string">
            <text:p text:style-name="P9">ឡ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ហ្ល្ចត អ. ថ. ហ្លត “លំផូង; បំពង់​តូច;...”) បំពង់​តូច​មាន​ប្រហោង​រហូត សម្រាប់​ដាក់​ប្រហក​ខាង​ក្នុង​ប្រហោង​អ្វី​ៗ : ឡត​ស្ពាន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៧២</text:p>
          </table:table-cell>
          <table:table-cell table:style-name="តារាង1.A2" office:value-type="string">
            <text:p text:style-name="P9">ឡប់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ភ័ន្ត​វិល​វល់​ស្មារតី ព្រោះ​ស្លន់​ឬ​ព្រោះ​គេ​និយាយ​បន្លប់​ជាដើម : ឡប់​គំនិត​គិត​មិន​ឃើញ ។ ឡប់​ពុទ្ធោ ឡប់​រក​នឹក​ពុទ្ធោ​ពុំ​ឃើញ : ភ័យ​ឡប់​ពុទ្ធោ ។ ព. សា. ត្រឡប់​វិញ, វិល​វិញ : ឡប់​មក​វិញ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ឡប់​ពុទ្ធោ 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6">ដែល​ផ្សាយ​ក្លិន​ធុំ​អាក្រក់​ខ្លាំង : ស្អុយ​ឡប់, ឆ្ងៀម​ឡប់ ។ ព. ប្រ. ដែល​ខូច​កេរ្តិ៍​ឈ្មោះ អាប់​អន់​លេច​ឮ​សាយ​សុស​សព្វ​ទិស​ទី : កេរ្តិ៍​ឈ្មោះ​ស្អុយ​ឡប់ ។ (ព. កា.) : កេរ្តិ៍​ឈ្មោះ​ស្អុយ​ឡប់ ទោះ​លាប​ទឹក​អប់ ក៏​កែ​មិន​ឡើង ទោះ​បី​មាន​បុណ្យ យស​ស័ក្តិ​ធ្លាប់​ថ្កើង ប្រើ​ឫក​ចើងម៉ើង ក៏​ឡើង​មិន​រួច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៧៣</text:p>
          </table:table-cell>
          <table:table-cell table:style-name="តារាង1.A2" office:value-type="string">
            <text:p text:style-name="P9">ឡប់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ដែល​និយាយ​ញាប់​ៗ​ខ្លាំង​ៗ, រឡប់ : និយាយ​ឡប់​ៗ, សម្ដី​ឡប់​ៗ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៧៤</text:p>
          </table:table-cell>
          <table:table-cell table:style-name="តារាង1.A2" office:value-type="string">
            <text:p text:style-name="P9">ឡប់ឡ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(ហ្លប អ. ថ. ហ្លុប “គេច, មិន​ឲ្យ​ចួប; បំបាំង; កំបាំង; ជិត, បិទ​ជិត” + <text:s/><text:span text:style-name="T2">េលេ</text:span> អ. ថ. ល៉ែ “មើល, រមិល​មើល”) របាំង​បញ្ឈរ​ដាក់​បាំង​មាត់​ទ្វារ​ជាដើម​មិន​ឲ្យ​ក្រឡេក​មើល​ឃើញ​ទៅ​ក្នុង​ឬ​ទៅ​ក្រៅ : ឡប់ឡែ​បាំង​មាត់​ទ្វារ, អង្គុយ​ក្នុង​ឡប់ឡែ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8">១៥១៧៥</text:p>
          </table:table-cell>
          <table:table-cell table:style-name="តារាង1.A2" office:value-type="string">
            <text:p text:style-name="P9">ឡា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ហ្លាក គុ. ឬ កិ. វិ. “ដែល​ផ្សេង​ឬ​ប្លែក​ពី​ប្រក្រតី”) ជ្រួស, ជ្រលួស (ពាក្យ​ប្រើ​ក្នុង​ល្បែង​ឡូ) : បោះ​លុយ​ឡាក ។ ព. ប្រ. ងាក​ឬ​ទាស​គំនិត​ចេញ​ទៅ​រក​បុរស​ឬ​ស្រ្តី​ដទៃ : ឡាក​ចោល​ប្តី ។ ឡាក​គំនិត ឬ គំនិត​ឡាក ទាស​ឬ​ជ្រួស​គំនិត​ខុស​ផ្លូវ​ខុស​ទំនង (យ. ក៏​ថា ឡាក ដែរ) ។ </text:p>
          </table:table-cell>
          <table:table-cell table:style-name="តារាង1.D2" office:value-type="string">
            <text:p text:style-name="P5">ហ្លាក</text:p>
          </table:table-cell>
          <table:table-cell table:style-name="តារាង1.I2" office:value-type="string">
            <text:p text:style-name="P4">ឡាក​គំនិត</text:p>
            <text:p text:style-name="P4">គំនិត​ឡាក </text:p>
          </table:table-cell>
        </table:table-row>
        <table:table-row>
          <table:table-cell table:style-name="តារាង1.A2" office:value-type="string">
            <text:p text:style-name="P8">១៥១៧៦</text:p>
          </table:table-cell>
          <table:table-cell table:style-name="តារាង1.A2" office:value-type="string">
            <text:p text:style-name="P9">ឡាក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ដូច​គ្នា​នឹង ហ្លាក់ ដែរ) ។ </text:p>
          </table:table-cell>
          <table:table-cell table:style-name="តារាង1.D2" office:value-type="string">
            <text:p text:style-name="P5">ឡាក--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៧៧</text:p>
          </table:table-cell>
          <table:table-cell table:style-name="តារាង1.A2" office:value-type="string">
            <text:p text:style-name="P9">ឡាក់ឡាំ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ដូច​គ្នា​នឹង ហ្លាក់ហ្លាំង ដែរ 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៧៨</text:p>
          </table:table-cell>
          <table:table-cell table:style-name="តារាង1.A2" office:value-type="string">
            <text:p text:style-name="P9">ឡាច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លូក-ល, លូក​នាយ​លូក​អាយ, លូក​លើ​សើ​ក្រោម​ចែប៉ប្រែ​នាំ​ឲ្យ​អផ្សុក : សម្ដី​ឡាចៅ ។ ដែល​ប្រើ​សម្ដី​លូក-ល​ចែប៉ប្រែ : មនុស្ស​ឡាចៅ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៧៩</text:p>
          </table:table-cell>
          <table:table-cell table:style-name="តារាង1.A2" office:value-type="string">
            <text:p text:style-name="P9">ឡាញ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យ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ឡាន់ Lanh “ត្រជាក់”) ឈ្មោះ​ព្រែ​យួន​មាន​សាច់​ជិត​ម៉ដ្ឋ​រលីង​រលើប​ត្រជាក់ : ព្រែ​ឡាញ់, ខោ​ឡាញ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៨០</text:p>
          </table:table-cell>
          <table:table-cell table:style-name="តារាង1.A2" office:value-type="string">
            <text:p text:style-name="P9">ឡា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រមូរ​ដែក​មាន​សណ្ឋាន​ជា​ចម្រៀក​ឬ​ជា​បន្ទះ​តូច​កាល​ណា​មួល​រឹត​ឲ្យ​តឹង​មាន​កម្លាំង​ប្រឹង​រលា​រវាត​ចេញ សម្រាប់​ញ៉ាំ​គ្រឿង​ចក្រ​ឲ្យ​ដើរ​ជា​ដើម : ឡាន​នាឡិកា ។ ឈ្មោះ​ចង្កៀង​មាន​ឡាន មាន​ចក្រ មាន​ស្លាប​កង្ហារ​វិល​បក់​កាត់​ផាត់​ផ្សែង​ឲ្យ​ពន្លឺ​ភ្លើង​ភ្លឺ​ថ្លា : ចង្កៀង​ឡាន ។ ព. ប្រ. រថយន្ត : បើក​ឡាន, ជិះ​ឡាន (រថយន្ត​ឥត​មាន​ឡាន​សោះ​ទេ ប៉ុន្តែ​ហៅ​តាម​រូប​រថ​តូច​ៗ មាន​ទ្រង់ទ្រាយ​ដូច​រថយន្ត មាន​ឡាន​មួល​ឲ្យ​តឹង​រត់​រឥល​ទៅ​បាន សម្រាប់​កូន​ក្មេង​លេង, រូប​រថ​នោះ​គេ​នាំ​យក​ពី​ប្រទេស​ក្រៅ​មក​លក់​ក្នុង​ប្រទេស​កម្ពុជា តាំង​ពី​កាល​ដែល​មិន​ទាន់​មាន​រថយន្ត​មែនទែន​មក​ដល់​នៅ​ឡើយ, លុះ​ត​មក​មាន​រថយន្ត​មក​ដល់​ជា​ដំបូង ខ្មែរ​ក៏​នាំ​គ្នា​ហៅ ឡាន រាល់​មាត់​ជាប់​មក​ដល់​សព្វ​ថ្ងៃ, សម្ដី​ក្នុង​ផ្លូវ​ការ គួរ​លែង​ហៅ ឡាន គួរ​ហៅ រថយន្ត វិញ, បើ​មាន​គេ​សួរ យើង​អាច​ឆ្លើយ​រួច, ដោះ​ស្រាយ​បាន​ដោយ​ងាយ តាម​ប្រភព​នៃ​ពាក្យ​នេះ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៨១</text:p>
          </table:table-cell>
          <table:table-cell table:style-name="តារាង1.A2" office:value-type="string">
            <text:p text:style-name="P9">ឡាន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4">ពាក្យ​សម្រាប់​ប្រើ​ផ្សំ​ជា​មួយ​នឹង​ពាក្យ ឡែក ថា : ឡែកឡាន់ ឡែក​ទីទៃ​ៗ; ប្រើ​ជា ដោយ​ឡែក​ដោយ​ឡាន់ ក៏​បាន : ដាក់​ដោយ​ឡែក​ដោយ​ឡាន់ ដាក់​ដោយ​ជួរ​ដោយ​សង្កាត់ ឬ​ដោយ​មុខ​ដោយ​ប៉ែក​ទីទៃ​ៗ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ឡែកឡាន់ </text:p>
          </table:table-cell>
        </table:table-row>
        <table:table-row>
          <table:table-cell table:style-name="តារាង1.A2" office:value-type="string">
            <text:p text:style-name="P8">១៥១៨២</text:p>
          </table:table-cell>
          <table:table-cell table:style-name="តារាង1.A2" office:value-type="string">
            <text:p text:style-name="P9">ឡា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ល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លាប អ. ថ. ល៉ាប) ឈ្មោះ​ម្ហូប​ភ្លា​លាវ​មួយ​ប្រភេទ ធ្វើ​ដោយ​ហាន់​សាច់​ស្រស់​ឬ​ត្រី​ស្រស់​ផ្សំ​គ្រឿង​ផ្សេង​ៗ មាន​លាយ​ទឹក​អង្ករ​លីង​ផង : ឡាប​ត្រី​រ៉ស់, ឡាប​មាន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៨៣</text:p>
          </table:table-cell>
          <table:table-cell table:style-name="តារាង1.A2" office:value-type="string">
            <text:p text:style-name="P9">ឡាប់យេ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រ. អ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6">(La bière, Beer) មើល​ពាក្យ <text:span text:style-name="T1">ប៊ីយែរ ។ </text:span></text:p>
          </table:table-cell>
          <table:table-cell table:style-name="តារាង1.D2" office:value-type="string">
            <text:p text:style-name="P5">ឡាប់យ៉េរ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៨៤</text:p>
          </table:table-cell>
          <table:table-cell table:style-name="តារាង1.A2" office:value-type="string">
            <text:p text:style-name="P9">ឡាយ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រ. ស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ចុះ​ព្រះ​បរម​នាម​ឬ​ចុះ​ព្រះ​នាម (ស៊ីញេ) : ព្រះ​ករុណា​ជា​ម្ចាស់​ជីវិត ទ្រង់​ឡាយ​លើ​ចុតហ្មាយ ដែល​បណ្តា​រាស្រ្ត​ក្រាប​បង្គំ​ទូល​សូម... ។ ន. ព្រះ​បរម​នាម​ឬ​ព្រះ​នាម ដែល​ក្សត្រិយ៍​ទ្រង់​ចុះ​ដោយ​ព្រះ​ហស្ត​ព្រះ​អង្គ : ធ្វើ​ចុត​ហ្មាយ​ក្រាប​បង្គំ​ទូល​សូម​ឡាយ ។ ច្រើន​ប្រើ​ពាក្យ ឡាយ​ព្រះ​ហស្ត, ឡាយ​ព្រះ​ហស្ត​លេខា (ម. ព. ហត្ថ និង ហស្ត ផង; គួរ​កុំ​ច្រឡំ​សរសេរ ឡាយ​ព្រះ​ហស្ថ ឬ ឡាយ​ព្រះ​ហស្ថ​លេខា ព្រោះ បា. ហត្ថ, សំ. ហស្ត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មាន​ព័ណ៌​ឆ្នូត​ៗ វែង​ៗ : ឈើ​សាច់​ឡាយ ។ ន. សាច់​ឆ្នូត​ៗ វែង​ៗ : ពង​ធ្នង់​មាន​ឡាយ (បើ​ឈើ​ស្រឡៅ​ហៅ អង្កាញ់ ថា : ស្រឡៅ​អង្កាញ់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៣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4">រយាល, ដែល​ចេះ​តែ​ឃ្លាត​ៗ វេលា : ចេះ​តែ​ឡាយ​ៗ​ទៅ​មិន​បាន​ទៅ​មក​រក​គ្នា (ប្រើ​ជា ហ្លាយ ក៏​បាន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៨៥</text:p>
          </table:table-cell>
          <table:table-cell table:style-name="តារាង1.A2" office:value-type="string">
            <text:p text:style-name="P9">ឡាយឡុ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លេហ្ល័ង អ. ថ. <text:span text:style-name="T2">ល៉េហ្ល័៎ង</text:span>) លក់​របស់​ដោយ​បើក​ឱកាស​ឲ្យ​អ្នក​ទិញ​ដេញ​ថ្លៃ​គ្នា អ្នក​ណា​ហ៊ាន​ថ្លៃ​ជាង​គេ​បាន​អ្នក​នោះ : ឡាយឡុង​របស់, លក់​ឡាយឡុង (លក់​ជា​រាជការ​ឬ​ដោយ​មាន​អនុញ្ញាត​ពី​រាជការ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៨៦</text:p>
          </table:table-cell>
          <table:table-cell table:style-name="តារាង1.A2" office:value-type="string">
            <text:p text:style-name="P9">ឡា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បំពង់​មាន​មាត់​រីក ប៉ែក​ខាង​ក្រោម​ស្តួច​រៀវ​តូច​សម្រាប់​ស៊ក​ក្នុង​មាត់​ដប​ជាដើម ចាក់​ប្រេង​ឬ​ទឹក​កុំ​ឲ្យ​ហៀរ​ចេញ​មក​ខាង​ក្រៅ : ឡាវ​ចាក់​ប្រេង (បារ. Ontonnoir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៨៧</text:p>
          </table:table-cell>
          <table:table-cell table:style-name="តារាង1.A2" office:value-type="string">
            <text:p text:style-name="P9">ឡាវហា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ចិ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ឈ្មោះ​គ្រឿង​សម្ល​មួយ​ប្រភេទ​នាំ​មក​ពី​ប្រទេស​ចិន; ប្រើ​ជា​គ្រឿង​ផ្សំ​ថ្នាំ​ក្តៅ​ក៏​បា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៨៨</text:p>
          </table:table-cell>
          <table:table-cell table:style-name="តារាង1.A2" office:value-type="string">
            <text:p text:style-name="P9">ឡិកឡក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ដែល​និយាយ​ភាសា​របស់​ខ្លួន​មិន​ទាន់​ច្បាស់ (ព្រោះ​នៅ​ជា​ក្មេង​តូច) : ក្មេង​តូច​និយាយ​ឡិកឡក់; នៅ​ក្មេង​ឡិកឡក់; និយាយ​ឡិកឡក់​ដូច​ជា​កូន​ក្មេ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៨៩</text:p>
          </table:table-cell>
          <table:table-cell table:style-name="តារាង1.A2" office:value-type="string">
            <text:p text:style-name="P9">ឡិងឡង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4">ដែល​ធ្វើ​ភ្នែក​មូល​ក្រឡង់​គ្រលៀស​ប្រស្រី​រឿយ​ៗ ដោយ​អាការ​ឆ្ងល់​ខ្លាំង​ឬ​ភ័យ​ខ្លាំង​ឬ​ក៏​ព្រោះ​ជាប់​កុន​ជាប់​ដំណើរ : ភ្នែក​ឡិងឡង់; ធ្វើ​ភ្នែក​ឡិងឡង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៩០</text:p>
          </table:table-cell>
          <table:table-cell table:style-name="តារាង1.A2" office:value-type="string">
            <text:p text:style-name="P9">ឡិងឡាំ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ឬ គុ.</text:p>
          </table:table-cell>
          <table:table-cell table:style-name="តារាង1.D2" office:value-type="string">
            <text:p text:style-name="P11">ស្រឡាំងកាំង, អាំងឡាំង, គាំង​ស្មារតី : ខ្ញុំ​ទៅ​ជា​ឡិងឡាំង​គិត​អ្វី​មិន​ទាន់; គំនិត​ឡិងឡាំ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៩១</text:p>
          </table:table-cell>
          <table:table-cell table:style-name="តារាង1.A2" office:value-type="string">
            <text:p text:style-name="P9">ឡិ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លិច ២ ន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៩២</text:p>
          </table:table-cell>
          <table:table-cell table:style-name="តារាង1.A2" office:value-type="string">
            <text:p text:style-name="P9">ឡិ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ហ្លេន អ. ថ. ហ្លេ៎ន) ចៅ​ទួត ។ ខ្មែរ​ប្រើ​ស្ទើរ​ជា​បរិវារ​សព្ទ សម្រាប់​និយាយ​បាន​តែ​ផ្សំ​ជា​មួយ​នឹង​ពាក្យ ចៅ ថា: ចៅ​ឡិន ចៅ​ទួត​ឬ​ចៅ​ដែល​ជាប់​ក្រសែ​ញាតិ​ឆ្ងាយ​ទៅ​ហើយ ។ (ព. កា.) : ត្រកូល​ញាតិ​ផៅ ពី​កូន​ដល់​ចៅ រៀង​ដល់​ចៅ​ឡិន គួរ​ប្រុង​ប្រយ័ត្ន កុំ​ឲ្យ​ហោច​ហិន គំនិត​ឲ្យ​ឆ្អិន កុំ​ឲ្យ​ឃ្លៀងឃ្លាត ។ ពូជ​ពង្ស​ធ្លាប់​ខ្ពស់ ធ្លាប់​មាន​ស័ក្តិ​យស ត្រូវ​រក្សា​ជាតិ កុំ​ធ្វើ​លែនលន ឲ្យ​បង់​មារយាទ ត្រូវ​យោង​វង្ស​ញាតិ ដោយ​ក្តី​ឃ្មាតខ្មី ។ ខ្លួន​បាន​ធំ​ថ្កើង កុំ​ឲ្យ​ចើងម៉ើង ឲ្យ​ញាតិ​ប្រុស​ស្រី គេ​ធុញ​គេ​ទ្រាន់ គេ​ស្អប់​មិន​ស្ដី សូវ​បង់​អ្វី​ៗ កុំ​ឲ្យ​បង់​ឈ្មោះ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ចៅ​ឡិន</text:p>
          </table:table-cell>
        </table:table-row>
        <table:table-row>
          <table:table-cell table:style-name="តារាង1.A2" office:value-type="string">
            <text:p text:style-name="P8">១៥១៩៣</text:p>
          </table:table-cell>
          <table:table-cell table:style-name="តារាង1.A2" office:value-type="string">
            <text:p text:style-name="P9">ឡិបឡុ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ឡុប​ៗ​ញ័រ​មាត់​ញ័រ-ក​មិន​សូវ​ច្បាស់លាស់ : និយាយ​ឡិបឡុប; សម្ដី​ឡិបឡុប; និយាយ​ឡិបឡុប​ៗ​ពិបាក​ស្ដាប់​ណាស់ !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៩៤</text:p>
          </table:table-cell>
          <table:table-cell table:style-name="តារាង1.A2" office:value-type="string">
            <text:p text:style-name="P9">ឡិមឡុ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4">ដែល​ចាប់​ចុង​ព្រយុង​ដើម​ស្រមូល​ប្រឡិមប្រឡុំ : សម្ដី​ឡិមឡុម; គំនិត​ឡិមឡុម; និយាយ​ឡិមឡុំ ។ (ព. កា.) : ត្រូវ​ហាត់​និយាយ កុំ​ធ្វើ​រាយមាយ ឡិបឡុប​ឡិមឡុម កុំ​ប្រើ​ឫកពា ចច្រិមចច្រុម កណ្ដាល​ជំនុំ ឲ្យ​គេ​ធុញ​ទ្រាន់ ។ ការ​ចេះ​ព្រោះ​ហាត់ សម្ដី​ព្រោះ​មាត់ ធ្លាប់​ថ្នឹក​គ្រប់​គ្រាន់ បើ​ឥត​បាន​ហាត់ រែង​នឹក​ពុំ​ទាន់ និយាយ​ច្រើន​ភ័ន្ត នែៈ​ៗ​ញយ​ៗ ។ សម្ដី​ជា​ឯក ត្រូវ​ការ​ជជែក ពាក្យ​ពេចន៍​មិន​ខ្សោយ បើ​អន់​សម្ដី និយាយ​ច្រើន​ធ្លោយ បាត់​មុខ​បាត់​ក្រោយ នែៈ​ៗ​ច្រំ​ដែល ។</text:p>
          </table:table-cell>
          <table:table-cell table:style-name="តារាង1.D2" office:value-type="string">
            <text:p text:style-name="P5">ឡិមឡុំ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៩៥</text:p>
          </table:table-cell>
          <table:table-cell table:style-name="តារាង1.A2" office:value-type="string">
            <text:p text:style-name="P9">ឡឹ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លួច​កិប​បន្លំ​លាក់​ទុក​ខ្លះ, កិប​បំបាត់​យក​ខ្លះ : ឡឹប​ប្រាក់​រាជការ, ឡឹប​ប្រាក់​ពន្ធ និយាយ​ថា ស៊ី​ឡឹប ក៏​បាន (ព. កា.) : កុំ​ប្រើ​កល​ឡឹប លៃលក​កាញ់​កិប បំបាត់​បំបែរ យើង​កើត​ជា​មនុស្ស ស្រី​ប្រុស​ជាតិ​ខ្មែរ ដឹង​ខុស​ត្រូវ​ដែរ ត្រូវ​កាន់​ទៀង​ត្រង់ ។ ព្រះ​ពុទ្ធ​ត្រាស់​ថា សត្វ​ក្នុង​លោកា រាល់​រូប​រាល់​អង្គ បើ​ចង់​បាន​សុខ ត្រូវ​ខំ​ផ្ចិតផ្ចង់ កាន់​ធម៌​ត្រង់​ៗ សុខ​កើត​មាន​ឯង ។ មើល​ក្នុង​ពាក្យ ស៊ី ១ កិ.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៩៦</text:p>
          </table:table-cell>
          <table:table-cell table:style-name="តារាង1.A2" office:value-type="string">
            <text:p text:style-name="P9">ឡឹម​ៗ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ក្រឡឹម​ឬ​កំប្លឹម​ចេញ​ចូល​ៗ​បន្តិច​ៗ​ឬ​ខ្ពស់​ៗ​ទាប​ៗ : ពស់​នៅ​ក្នុង​រន្ធ​ឈើ​ឃើញ​តែ​ក្បាល​ឡឹម​ៗ (ច្រ. ប្រ. ក្រឡឹម ឬ កំប្លឹម ជា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៩៧</text:p>
          </table:table-cell>
          <table:table-cell table:style-name="តារាង1.A2" office:value-type="string">
            <text:p text:style-name="P9">ឡឺ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<text:span text:style-name="T2">លេិត</text:span> អ. ថ. ល៉ឺត “លើសលែង; ខ្ពស់, ខ្ពង់ខ្ពស់; យ៉ាង​ល្អ; ប្រសើរ”) ដែល​តម្លើង​ឫក​ឬ​លេង​ឫក​ហួស​ភាព​ខ្លួន, ដែល​សម្តែង​ឫកពា​ឬ​អាការ​កិរិយា​ខ្ពស់​ហួស​ប្រមាណ​ខ្លួន : ឫក​ឡឺត, មនុស្ស​ឡឺត (ព. សា.) ។ ព. កា. ពន្យល់​កុំ​ឲ្យ​ធ្វើ​ឫក​ឡឺត​ថា : កុំ​ធ្វើ​ឫក​ឡឺត ក្រឱងក្រអឺត ឲ្យ​គេ​មើល​ងាយ ទោះ​ជន​ធំ​តូច ទោះ​ជន​សម្ទាយ អ្នក​ផង​ទាំង​ឡាយ គេ​ស្អប់​ឫក​ឡឺត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៩៨</text:p>
          </table:table-cell>
          <table:table-cell table:style-name="តារាង1.A2" office:value-type="string">
            <text:p text:style-name="P9">ឡឺនឡង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4">ដែល​បើក​ភ្នែក​ធំ​ធ្វើ​ក្រឡង់​ដោយ​អាការ​ឆ្ងល់​ខ្លាំង​ឬ​ភ័យ​ខ្លាំង​ឬ​ក៏​ព្រោះ​ជាប់​កុន​ជាប់​ដំណើរ : ភ្នែក​ឡឺនឡង់; ឆ្ងល់​ឡឺនឡង់, ភ័យ​ឡឺនឡង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១៩៩</text:p>
          </table:table-cell>
          <table:table-cell table:style-name="តារាង1.A2" office:value-type="string">
            <text:p text:style-name="P9">ឡឺ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4">ដែល​បង្ហាញ​មុខ​ឲ្យ​ឃើញ​មួយ​ភ្លែត​ៗ; ដែល​ចួន​ឃើញ​ចួន​បាត់​ឬ​ភ្លាម​ឃើញ​ភ្លាម​បាត់ : ដើរ​ឡឺម​ចុះ​ឡឺម​ឡើង, ដើរ​ឡឺម​ៗ​ក្នុង​ព្រៃ ។ </text:p>
          </table:table-cell>
          <table:table-cell table:style-name="តារាង1.D2" office:value-type="string">
            <text:p text:style-name="P5">ឡឺម​ៗ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០០</text:p>
          </table:table-cell>
          <table:table-cell table:style-name="តារាង1.A2" office:value-type="string">
            <text:p text:style-name="P9">ឡុកឡាក់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យ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LÙc Làc “រង្កៀក”) រង្កៀក​ឲ្យ​ផ្អៀង​ចុះ​ផ្អៀង​ឡើង​រឿយ​ៗ : កប៉ាល់​កឿង​នាំ​គ្នា​ឡុកឡាក់​ឲ្យ​របូត​ពី​កន្លែង​ដែល​ជាប់ ។ កិ. ឬ កិ. វិ. (ព. ប្រ.) ធ្វើ​អុកឡុក​វឹកវរ, ធ្វើ​យុកយាក់​ឲ្យ​ជ្រួល​ច្របល់ : វា​នាំ​គ្នា​មក​ធ្វើ​ឡុកឡាក់​ពេញ​ផ្ទះ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ឈ្មោះ​ល្បែង​ស៊ី​សង​មួយ​ប្រភេទ​មាន​គ្រាប់ ៣ សណ្ឋាន​បួន​ជ្រុង​ស្មើ​ភាគ មាន​ភ្នែក​ដូច​មេ​អាប៉ោង, អ្នក​ដែល​ជា​មេ​ដាក់​គ្រាប់​ទាំង​បី​ក្នុង​ចាន​មាន​គម្រប ហើយ​ចាប់​អង្រង់, អ្នក​ចាក់​ត្រូវ​ចាក់​លើ​ផ្ទាំង សំពត់​ឬ​ផ្ទាំង​ក្រដាស មាន​រូប​ដោយ​ស្មាន​តាម​ស្ម័គ្រ​ចិត្ត : ឡុកឡាក់​ជា​ល្បែង​របស់​យួន​ចិន (ម. ព. ឡុកឡាក់ ១ កិ.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០១</text:p>
          </table:table-cell>
          <table:table-cell table:style-name="តារាង1.A2" office:value-type="string">
            <text:p text:style-name="P9">ឡុងចុ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ចិ.</text:p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4">ទាំងអស់ ដែល​ខាត​បង់​ឬ​ខូច​ខាត​ទាំងអស់ : ខាត​ឡុងចុង; មិន​កើត​ការ​ទេ​ឡុងចុង​អស់​ទៅ​ហើយ ! (ព. កា.) : ខាត​បង់​ឡុងចុង បាត់​ដើម​ទាំង​ស្រុង លង់​ព្រោះ​យល់​ឃ្វាង ត​ទៅ​ខាង​មុខ ត្រូវ​គិត​ត្រូវ​រាង កុំ​គិត​ឲ្យ​ឃ្វាង ដូច​កាល​មុន​ទៀត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០២</text:p>
          </table:table-cell>
          <table:table-cell table:style-name="តារាង1.A2" office:value-type="string">
            <text:p text:style-name="P9">ឡុងបុ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; បា.រ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<text:span text:style-name="T2">រ្ចេឺបត</text:span> អ. ថ. រឿបុត; កាណូត៍ Canot) កាណូត មាន​រូប​សណ្ឋាន​និង​ឈ្មោះ​ផ្សេង​ៗ : ឡុងបុត​ក្ដោង, ឡុងបុត​ចែវ, ឡុងបុត​យន្ត ឬ ឡុងបុត​ម៉ាស៊ីន, ឡុងបុត​ស្រង់ ឬ ឡុងបុត​មួយ​ជីវិត,... (ខ្មែរ​សម័យ​បុរាណ​ហៅ សំប៉ាន មាន​រូប​សណ្ឋាន​ដូច​ឡុងបុត​ដែរ សម្រាប់​ប្រើ​ការ​ជា​ជំនួយ​ឬ​ជា​គ្រឿង​កំដរ​សំពៅ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ឡុងបុត​ក្ដោង ឡុងបុត​ចែវ ឡុងបុត​យន្ត</text:p>
            <text:p text:style-name="P4">ឡុងបុត​ស្រង់ </text:p>
          </table:table-cell>
        </table:table-row>
        <table:table-row>
          <table:table-cell table:style-name="តារាង1.A2" office:value-type="string">
            <text:p text:style-name="P8">១៥២០៣</text:p>
          </table:table-cell>
          <table:table-cell table:style-name="តារាង1.A2" office:value-type="string">
            <text:p text:style-name="P9">ឡុងសុង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រ្ចងទ្រង អ. ថ. រ៉ងសុង “រង​ទ្រង់”) ឈ្មោះ​បែប​ទម្រង់​សក់​មួយ​ប្រភេទ​នៃ​បុរស​កាត់​ចៀរ​ជើង​សក់​មូល សណ្ឋាន​ស្រដៀង​នឹង​ផ្កា​សម្បួរ​ទេស​ឬ​ផ្កា​ក្ទម្ព​ប៉ែក​ខាង​លើ​ទុក​ឲ្យ​មាន​ភាព​វែង​ក្រពុំ : កាត់​សក់​ឡុងសុង ។ ព. កា. ថា : សម័យ​ព្រេង​នាយ ប្រុស​ខ្មែរ​ទាំងឡាយ កាត់​សក់​ឡុងសុង គេ​រាប់​អាន​ថា សម​រូប​សម​ទ្រង់ បែប​នោះ​ពុំ​គង់ នៅ​យូរ​ប៉ុន្មាន ។ មនុស្ស​ប្រុស​និង​ស្រី នៅ​នា​លោកីយ៍ តាក់តែង​ខ្លួន​ប្រាណ តាម​កាល​សម័យ និយម​រាប់​អាន​តាំង​ពី​បូរាណ រៀង​ដល់​ឥឡូវ ។ បណ្ឌិត​ឃើញ​ថា ការ​តែង​កាយា តាម​លោក​តម្រូវ ទោះ​សម​ទោះ​ឆ្គង ទោះ​ត្រូវ​ពុំ​ត្រូវ ពី​ដើម​ឥឡូវ សន្មត​ថា​ល្អ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លងស្រង អ. ថ. ល៉ុងសុ៎ង “ចុះ​ស្រង់”, សៀម​មួយ​ម៉ាត់ ខ្មែរ​មួយ​ម៉ាត់ ផ្សំ​គ្នា) ឈ្មោះ​បទ​ភ្លេង​ពិណពាទ្យ​មួយ​មេ សម្រាប់​លេង​ថ្វាយ​ក្នុង​វេលា​ដែល​ព្រះ​រាជា​ទ្រង់​ស្នាន (ទ្រង់​ស្រង់) : លេង​ភ្លេង​ឡុងសុង​ (លេង​ភ្លេង​ស្តេច​ស្រង់); ឬ​លេង​ក្នុង​វេលា​និមន្ត​ភិក្ខុ​សង្ឃ​ស្រង់​ទឹក​ក្នុង​ថ្ងៃ​សង្រ្កាន្ត​ជាដើម​ក៏​ប្រើ​ខ្លះ​ដែរ ។ <text:s/>ព. កា. ថា: មហា​ក្សត្រិយ៍​ឬ​សង្ឃ នៅ​ពេល​ត្រូវ​ស្រង់- ទឹក​ដោយ​កម្សាន្ត ក្នុង​កាល​ចូល​ឆ្នាំ ជា​ថ្ងៃ​សង្រ្កាន្ត ហៅ​ថា​ពេល​ស្នាន មាន​ភ្លេង​ឡុងសុង ។ សម័យ​សព្វ​ថ្ងៃ បើ​ចង់​កែខៃ គួរ​ហៅ​ភ្លេង​ស្រង់ ចម្រើន​សិរី មង្គល​អស់​អង្គ ទោះ​ក្សត្រិយ៍​ទោះ​សង្ឃ ប្រសិទ្ធ​សួស្ដី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០៤</text:p>
          </table:table-cell>
          <table:table-cell table:style-name="តារាង1.A2" office:value-type="string">
            <text:p text:style-name="P9">ឡុប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ញាប់​ៗ​ប្រឡិបប្រឡុប ឬ រឡិបរឡប់​ពុំ​សូវ​ច្បាស់លាស់ : និយាយ​ឡុប​ៗ; សម្ដី​ឡុប​ៗ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០៥</text:p>
          </table:table-cell>
          <table:table-cell table:style-name="តារាង1.A2" office:value-type="string">
            <text:p text:style-name="P9">ឡុល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ដែល​មាន​សូរ​ក្អុល​ៗ ឬ​គ្រលរ​មិន​ច្បាស់ ព្រោះ​អណ្ដាត​ធំ​ពេក​ឬ​ព្រោះ​ពិការ​អណ្ដាត, រឹង​អណ្តាត​ឬ​ក៏​ព្រោះ​និយាយ​ទាំង​កំពុង​មាន​អ្វី​នៅ​ពេញ​ក្នុង​មាត់ : និយាយ​ឡុល​ៗ; សម្ដី​ឡុល​ៗ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០៦</text:p>
          </table:table-cell>
          <table:table-cell table:style-name="តារាង1.A2" office:value-type="string">
            <text:p text:style-name="P9">ឡូ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4">អំពី​សូរ​ស្រែក​ខ្លាំង​ឮ​គ្រលួច ឬ​សូរ​និយាយ​ខ្លាំង​ពេញ​សំឡេង : ស្រែក​ឡូ, និយាយ​ឡូ​ៗ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ារ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ឡូត៍ Lot) ចំណែក​ផ្សេង​ៗ​ក្នុង​ការ​បែង​ចែក​ឬ​ចំនួន​ផ្សេង​ៗ​ដែល​បែង​ចេញ​ជា​ភាគ : ដី​មួយ​ឡូ, បែង​ចែក​ជា​ឡូត៍ ។ ខ្មែរ​ច្រើន​ប្រើ​ពាក្យ​នេះ​ចំពោះ​តែ​ចំនួន​របស់ ៦ គូ ឬ ចំនួន ១២ (ដូច​យ៉ាង​ចាន​និង​ដប​ជាដើម) : ចាន​មួយ​ឡូ (ចាន ១២), ថ្នាំ​ដប​ពីរ​ឡូ (ថ្នាំ​ទឹក ២៤ ដប) ។ </text:p>
          </table:table-cell>
          <table:table-cell table:style-name="តារាង1.D2" office:value-type="string">
            <text:p text:style-name="P5">ឡូត៍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៣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យ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ហ្លូ៎ Lõ “រន្ធ; ប្រហោង”) ឈ្មោះ​ល្បែង​ស៊ី​សង​មួយ​ប្រភេទ លេង​ដោយ​បោះ​កាស​ឬ​លុយ​ឲ្យ​ចូល​ក្នុង​រន្ធ​ដី​តូច... ជា​ល្បែង​ក្មេង : ពួក​ក្មេង​លេង​ឡូ (សព្វ​ថ្ងៃ​រាជ​រដ្ឋាភិបាល​ហាម​មិន​ឲ្យ​លេង ព្រោះ​ជា​ល្បែង​ស៊ី​សង​នាំ​ឲ្យ​ហិន​ហោច​ប្រយោជន៍​គ្រប់​យ៉ាង) ។ </text:p>
          </table:table-cell>
          <table:table-cell table:style-name="តារាង1.D2" office:value-type="string">
            <text:p text:style-name="P5">ឡូ៎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០៧</text:p>
          </table:table-cell>
          <table:table-cell table:style-name="តារាង1.A2" office:value-type="string">
            <text:p text:style-name="P9">ឡូ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4">អំពី​សូរ​ស្រែក​ឮ​មូល​គ្រលួច​ទៅ​ខាង​លើ : ស្រែក​ឡូង, សម្ដី​ឡូង (វ៉ូ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០៨</text:p>
          </table:table-cell>
          <table:table-cell table:style-name="តារាង1.A2" office:value-type="string">
            <text:p text:style-name="P9">ឡូងឡា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4">អំពី​សូរ​ស្រែក​ឡូង​ៗ​ក្អេងក្អាង : ស្រែក​ឡូងឡាង ។ និយាយ​ឡូងឡាង និយាយ​វ៉ូងវ៉ា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០៩</text:p>
          </table:table-cell>
          <table:table-cell table:style-name="តារាង1.A2" office:value-type="string">
            <text:p text:style-name="P9">ឡូញ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ព. បុ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1">មូល​ស្រួច​ជ្រលម​សណ្ឋាន​គូទ​ត្រល់ (សម័យ​ឥឡូវ​មិន​ដែល​ប្រើ) ។ ព. សា. មិន​ឡូញ​ទេ មិន​កើត​ទេ, មិន​ផេះ​ទេ ។ ចួន​កាល​ប្រើ​សំដៅ​សេចក្ដី​ថា “ខូច, វិនាស; មិន​កើត​ការ” ក៏​មាន : ឡូញ​ហើយ ! វិនាស​ហើយ !, អស់​កើត​ជា​ការ​ហើយ !; ប្រើ​ជា ក្បាល​ឡូញ ក៏​មាន : អស់​កើត​ជា​ក្បាល​ឡូញ​អី​ហើយ ! (ព. សា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១០</text:p>
          </table:table-cell>
          <table:table-cell table:style-name="តារាង1.A2" office:value-type="string">
            <text:p text:style-name="P9">ឡូត៍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ឡូ ២ ន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១១</text:p>
          </table:table-cell>
          <table:table-cell table:style-name="តារាង1.A2" office:value-type="string">
            <text:p text:style-name="P9">ឡូ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4">ពាក្យ​សាមញ្ញ​ទំនើប​ថ្មី​ប្រើ​កាត់​ខ្លី​មក​ពី​ពាក្យ ឡូយថូយ សំដៅ​សេចក្ដី​ថា “ផ្តាស, ផ្ដេសផ្ដាស” : មនុស្ស​ឡូយ, គំនិត​ឡូយ; កុំ​ឡូយ​ពេក ! (ម. ព. ឡូយថូយ ផ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១២</text:p>
          </table:table-cell>
          <table:table-cell table:style-name="តារាង1.A2" office:value-type="string">
            <text:p text:style-name="P9">ឡូយថូ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យ.</text:p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4">ដែល​មិន​យក​ចិត្ត​ទុក​ដាក់, សោះ​អង្គើយ; ខ្ជីខ្ជា; ដែល​តាម​តែ​បាន, តាម​តែ​រួច​ពី​ដៃ; ដែល​ឥត​ប្រយោជន៍; ផ្ដេសផ្ដាស : គំនិត​ឡូយថូយ; ធ្វើ​ការ​ឡូយថូយ <text:s/>(ពាក្យ​សាមញ្ញ​ទំនើប​ថ្មី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១៣</text:p>
          </table:table-cell>
          <table:table-cell table:style-name="តារាង1.A2" office:value-type="string">
            <text:p text:style-name="P9">ឡូឡ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ឡូ​ៗ​ខ្លាំង​ៗ : និយាយ​ឡូឡា; សម្ដី​ឡូឡា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១៤</text:p>
          </table:table-cell>
          <table:table-cell table:style-name="តារាង1.A2" office:value-type="string">
            <text:p text:style-name="P9">ឡើង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1">ទៅ​ខាង​លើ, ទៅ​ពី​ក្រោម​ទៅ​លើ (ទីទៃ​ពី​ចុះ) : ឡើង​ជណ្តើរ ។ ស្ទុះ​ខ្ពស់​ទៅ​លើ : ខ្លែង​ឡើង ។ ចាប់​តោង​ជាន់​ប្រវា​ទៅ​លើ : ឡើង​ដើម​ឈើ, ឡើង​ត្នោត។ ចាប់​តោង​លូត​ទៅ​លើ : ម្លូ​ឡើង​ជន្លង់, សណ្តែក​ឡើង​ទ្រើង ។ ជន់​ចម្រើន​ទឹក​ខ្ពស់​ឬ​ជ្រៅ : ទឹក​ឡើង (ព. ផ្ទ. ទឹក​ស្រក)។ ប៉ោង​សាច់​ខ្ពស់​ជាង​ប្រក្រតី : នំ​អាកោ​ឡើង។ ស្ទុះ​ពី​ក្រោម​មក​លើ : ស្លេស្ម៍​ឡើង ។ ភ្ញាក់​ហើយ​ក្រោក​ពី​ដេក : ឡើង​ពី​ដេក (ព. សា.) ។ល។ ឡើង-ក ដែល​មាន​ក​និង​បូគ​ធំ : គោ​ឡង-ក ។ ឡើង​គណ (--គន់) ឡើង​គណៈ គឺ​ចូល​ទៅ​រក​លោក​ជា​កំណាន់​ខែត្រ​សាក​សួរ​ធម៌​វិន័យ (ចំពោះ​តែ​បព្វជិត​ក្នុង​កម្ពុជ​រដ្ឋ​សម័យ​ពី​ដើម) ។ ឡើង​ចាង ឬ​ឡើង​ចិត្ត​ឡើង​ចាង បាន​ចិត្ត​ទ្រើស​ឃ្នង, ទ្រនង់​មិន​សូវ​កោត​ក្រែង, មិន​សូវ​ស្ដាប់​បង្គាប់ : ថ្នម​កូន​ហួស​ពេក​ទាល់​តែ​ឡើង​ចាង​អស់; វា​ឡើង​ចិត្ត​ឡើង​ចាង​ច្រងេងច្រងាង​អស់​ទៅ​ហើយ ឥត​ស្ដាប់​បង្គាប់​ទេ !; មាតា​បិតា មិន​ស្ដី​មិន​ថា មិន​គិត​រាក់​ជ្រៅ បណ្ដោយ​ឲ្យ​កូន រហូត​ដល់​ចៅ ឡើង​ចាង​ឃោរឃៅ ប្រដៅ​អស់​កើត ។ ឡើង​ចិត្ត ឬ​ឡើង​ទឹក​ចិត្ត បាន​ចិត្ត ។ ឡើង​ជន្លង់ លតា​ជាតិ​ផ្សេង​ៗ​ដែល​វារ​តោង​ជន្លង់ : ម្លូ​ជា​ដំណាំ​ឡើង​ជន្លង់ ។ ឡើង​ជា ទៅ​ជា ។ ឡើង​ជោរ, ឡើង​ជំនោរ ឬ ឡើង​បញ្ជោរ រីករាយ​ព្រោះ​គេ​បញ្ជោរ ។ ឡើង​ឈរ ក្រោក​ឈរ (ព. សា.) ។ ឡើង​ដៃ មាន​សេចក្ដី​ចម្រើន, មាន​ស្រី​សួស្ដី, មាន​លាភ, មាន​យស...។ ឡើង​ឋាន​សួគ៌ ឬ ឡើង​សួគ៌ បាន​ទៅ​កើត​ឯ​ឋាន​សួគ៌; ទៅ​កាន់​ឋាន​សួគ៌ ។ ឡើង​ទឹក​មុខ ចេញ​ទឹក​មុខ : ឡើង​ទឹក​មុខ​ស្រស់​បំព្រង ។ ឡើង​ទ្រើង លតា​ជា​តិ​ផ្សេង​ៗ​ដែល​វារ​តោង​ទ្រើង : ដំណាំ​ឡើង​ទ្រើង ។ ឡើង​បាយ ចេញ​ពក​ស​ត្រង់​ប្រស្រី​មាន​សណ្ឋាន​ស្រដៀង​នឹង​គ្រាប់​បាយ : ភ្នែក​ឡើង​បាយ ។ ឡើង​បាយ​ស្រា ដែល​រលួយ​កខ្វក់​មាន​សណ្ឋាន​ស្រដៀង​នឹង​បាយ​ស្រា ។ ឡើង​បុណ្យ, ឡើង​បុណ្យ​ស័ក្តិ ឬ ឡើង​បុណ្យ​ឡើង​ស័ក្តិ លឿន​ងារ​ការ​ឬ​បណ្ដា​ស័ក្តិ​ពី​ថ្នាក់​ទាប​ទៅ​ថ្នាក់​ខ្ពស់ ឬ​ពី​ថ្នាក់​តូច​ទៅ​ថ្នាក់​ធំ ។ ឡើង​ផ្ទះ ឡើង​នៅ​ក្នុង​ផ្ទះ​ថ្មី ។ ឡើង​រាជ្យ <text:span text:style-name="T1">(--រាច) បាន​ទី​ជា​ក្សត្រិយ៍​ទ្រង់​រាជ្យ, បាន​សោយ​រាជ្យ ។ ព. ប្រ. ឡើង​អំណាច​ដោយ​សេចក្ដី​ព្រហើន​យង់ឃ្នង (ហាក់​ដូច​ជា​បាន​សោយ​រាជ្យ) : ពួក​ពាល​ឡើង​រាជ្យ, ឧទ្ទាម​ឡើង​រាជ្យ ។ ឡើង​រាសី មាន​ស្រី​សួស្ដី ។ ឡើង​រោង តាំង​ពិធី​ពលី​ការ​គោរព​បូជា​ពួក​ខ្មោច​អារក្ស (ក្នុង​រោង​សង់​ថ្មី) តាម​កាល​កំណត់​ដែល​ត្រូវ​ធ្វើ ។ ឡើង​ស័ក ដែល​ចូល​ស៊ប់​ក្នុង​ស័ក​ឆ្នាំ​ថ្មី: ពារ​ឡើង​ស័ក ឬ ថ្ងៃ​ឡើង​ស័ក (ម. ព. សង្រ្កាន្ត និង ស័ក ផង) ។ ឡើង​សាច់ មាន​សាច់ (ធាត់​ជាង​ពី​ដើម) ។ ឡើង​សិរី ឬ ឡើង​ស្រី​សួស្ដី ស្រាប់​តែ​មាន​សិរី​ឬ​ស្រី​សួស្ដី​ជាង​ពី​មុន ។ ឡើង​សម្ដី បញ្ចេញ​សម្ដី​ឥត​ញញើត ។ ឡើង​អំណាច មាន​អំណាច​លើស​ពី​ប្រក្រតី​ដើម ។ ឡើង​អំនួត និយាយ​អួត​ខ្លួន​ហួស​ពី​ដំណើរ​ពិត ។ ឡើង​អ្នកតា ប្រជុំ​គ្នា​ធ្វើ​ពលី​ការ​បូជា​អ្នកតា ។ល។ 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1">ឡើង-ក</text:p>
            <text:p text:style-name="P11">ឡើង​គណ</text:p>
            <text:p text:style-name="P11">ឡើង​ចាង</text:p>
            <text:p text:style-name="P11">ឡើង​ចិត្ត</text:p>
            <text:p text:style-name="P11">ឡើង​ជន្លង់</text:p>
            <text:p text:style-name="P11">ឡើង​ជា</text:p>
            <text:p text:style-name="P11">ឡើង​ជោរ</text:p>
            <text:p text:style-name="P11">ឡើង​ឈរ</text:p>
            <text:p text:style-name="P11">ឡើង​ដៃ</text:p>
            <text:p text:style-name="P11">ឡើង​ឋាន​សួគ៌</text:p>
            <text:p text:style-name="P11">ឡើង​ទឹក​មុខ</text:p>
            <text:p text:style-name="P11">ឡើង​ទ្រើង</text:p>
            <text:p text:style-name="P11">ឡើង​បាយ</text:p>
            <text:p text:style-name="P11">ឡើង​បាយ​ស្រា</text:p>
            <text:p text:style-name="P11">ឡើង​បុណ្យ</text:p>
            <text:p text:style-name="P11">ឡើង​ផ្ទះ</text:p>
            <text:p text:style-name="P11">ឡើង​រាជ្យ</text:p>
            <text:p text:style-name="P11">ឡើង​រាសី</text:p>
            <text:p text:style-name="P11">ឡើង​រោង</text:p>
            <text:p text:style-name="P11">ឡើង​ស័ក</text:p>
            <text:p text:style-name="P11">ឡើង​សាច់</text:p>
            <text:p text:style-name="P11">ឡើង​សិរី</text:p>
            <text:p text:style-name="P11">ឡើង​សម្ដី</text:p>
            <text:p text:style-name="P11">ឡើង​អំណាច</text:p>
            <text:p text:style-name="P11">ឡើង​អំនួត</text:p>
            <text:p text:style-name="P11">ឡើង​អ្នកតា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ចេះ​តែ​ចម្រើន​ទៅ​ខាង​លើ : ខ្ពស់​ឡើង, ធំ​ឡើង, ល្អ​ឡើង; កាន់​តែ​ច្រើន​ឡើង; ដើរ​ឆាប់​ឡើង !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១៥</text:p>
          </table:table-cell>
          <table:table-cell table:style-name="តារាង1.A2" office:value-type="string">
            <text:p text:style-name="P9">ឡើង​ចា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ឬ គុ.</text:p>
          </table:table-cell>
          <table:table-cell table:style-name="តារាង1.D2" office:value-type="string">
            <text:p text:style-name="P4">(មើល​ក្នុង​ពាក្យ ឡើង ១ កិ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១៦</text:p>
          </table:table-cell>
          <table:table-cell table:style-name="តារាង1.A2" office:value-type="string">
            <text:p text:style-name="P9">ឡើ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ិ.</text:p>
          </table:table-cell>
          <table:table-cell table:style-name="តារាង1.D2" office:value-type="string">
            <text:p text:style-name="P4">ជា​ដាច់​ខាត ។ ពាក្យ​សម្រាប់​ប្រើ​រៀង​ខាង​ចុង​ពាក្យ​បដិសេធ កុំ, គ្មាន, ពុំ, មិន, អង្គឺ, ឥត, ឥត​អង្គឺ​មាន,... ដូច​ជា : កុំ​ឡើយ, កុំ​ឲ្យ​ឡើយ; គ្មាន​អ្វី​សោះ​ឡើយ, ពុំ​បាន​ឡើយ; មិន​ដែល​ឃើញ​ឡើយ; អង្គឺ​ខ្ញុំ​ឡើយ (ព. បុ.) : ឥត​មាន​អ្នក​ណា​ម្នាក់​ទៅ​ឡើយ; ឥត​អង្គឺ​មាន​ឡើយ ។ ព. កា. ឡើយ​ណា ទេ​ណា, សោះ​ណា ។ ឡើយ​នៃ ទេ​នៃ ។ ឡើយ​ហោង សោះ​ហោង ។ ល។ (ព. កា.) : រី​ពាក្យ​កាព្យ​ថា ឡើយ​នៃ, ឡើយ​ណា និង​ពាក្យ​ឡើយ​ហោង កវី​ប្រើ​ផ្សំ​កុំ​ឲ្យ​ចួន​ឆ្គង បើ​ឲ្យ​ហ្មត់ហ្មង គួរ​កុំ​សូវ​ប្រើ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1">ឡើយ​ណា</text:p>
            <text:p text:style-name="P11">ឡើយ​នៃ</text:p>
            <text:p text:style-name="P11">ឡើយ​ហោង</text:p>
          </table:table-cell>
        </table:table-row>
        <table:table-row>
          <table:table-cell table:style-name="តារាង1.A2" office:value-type="string">
            <text:p text:style-name="P8">១៥២១៧</text:p>
          </table:table-cell>
          <table:table-cell table:style-name="តារាង1.A2" office:value-type="string">
            <text:p text:style-name="P9"><text:span text:style-name="T4">ឡើយនី</text:span>លែ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ព. បុ.</text:p>
          </table:table-cell>
          <table:table-cell table:style-name="តារាង1.D2" office:value-type="string">
            <text:p text:style-name="P5">អា. និ.</text:p>
          </table:table-cell>
          <table:table-cell table:style-name="តារាង1.D2" office:value-type="string">
            <text:p text:style-name="P4">(ពាក្យ​ជា និទ្ធារណៈ គឺ​ដក​យក​ពី​ក្នុង​ចំនួន​មក​និយាយ) បណ្តា, ជំនុំ, លាំ : ខ្ញុំ​មាន​កូន​ប្រាំ​នាក់​សុទ្ធ​តែ​ប្រុស, ឡើយនីលែង​កូន​ទាំង​នោះ កូន​ម្នាក់​មិន​ចេះ​អក្សរ (សម័យ​ឥឡូវ​មិន​ដែល​ប្រើ, ប្រើ​ញឹក​ញយ​តែ​ពាក្យ បណ្តា; ឯ​ពាក្យ ជំនុំ ប្រើ​រង្វើល​ៗ) : នារី ២០ នាក់​នាំ​គ្នា​ទៅ​ងូត​ទឹក​ទន្លេ, បណ្តា​នារី​ទាំង ២០ នាក់​នោះ, ក្រពើ​គោះ​ម្នាក់​ស្លាប់​ទៅ, នារី ១៩ នាក់​ត្រឡប់​មក​ផ្ទះ​វិញ ដោយ​សំណោក​ខ្លាំង​ក្រៃ ព្រោះ​អាឡោះ​អាល័យ​នាង​ដែល​ស្លាប់ (បណ្ដា នេះ​ជា អា. និ. និទ្ធារណៈ ប្រើ​ជា​ជំនួស ឡើយនីលែង និង ជំនុំ, លាំ ដែល​បុរាណ​ធ្លាប់​ប្រើ, ព. វ.; កុំ​ប្រើ ក្នុង​បណ្ដា, ក្នុង​ជំនុំ, ក្នុង​លាំ, ក្នុង​ឡើយនីលែង ព្រោះ​ពាក្យ ក្នុង ក៏​ជា អា. និ. <text:s/>ដែរ, បើ​ប្រើ ក្នុង ផ្សំ​ផង​ទៅ​ជា អា. និ. ពីរ​ដង​ប្រគរ​គ្នា; បារ. Parmi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១៨</text:p>
          </table:table-cell>
          <table:table-cell table:style-name="តារាង1.A2" office:value-type="string">
            <text:p text:style-name="P9">ឡេមឡា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ក្រឡេកក្រឡៅ​ដោយ​អាការ​ភ័យ​រឡេមរឡាម : ភ្នែក​ឡេមឡាម (ម. ប្រ., ច្រ. ប្រ. រឡេមរឡាម ជា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១៩</text:p>
          </table:table-cell>
          <table:table-cell table:style-name="តារាង1.A2" office:value-type="string">
            <text:p text:style-name="P9">ឡេមឡឺ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ដែល​ឡឺម​ចុះ​ឡឺម​ឡើង​រឿយ​ៗ; ដែល​រណេបរណឺប​ឡឺប​ៗ ឈរ​ឡេមឡឺម; មនុស្ស​ឡេមឡឺម ។ ព. ទ. បុ. ប្រាជ្ញ​ពុំ​ស្មើ​ប្រប​បាក់​ស្លឹក​ត្រចៀក​ខ្លប​ពុំ​ស្មើ​ឡេមឡឺម អ្នក​មាន​ចំណេះ​ពុំ​ស្មើ​នឹង​អ្នក​ផ្គាប់ផ្គុន​អែបអម អ្នក​បម្រើ​នឿយ​ហត់​ខ្លប​ខ្លាច​ជានិច្ច​ពុំ​ស្មើ​នឹង​អ្នក​មក​ធ្វើ​ឡេមឡឺម​ៗ​ម្តង​ៗ (ចំពោះ​តែ​ការ​លម្អៀង, បើ​មិន​លម្អៀង ពុំ​ពិត​ដូច្នោះ​ទេ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២០</text:p>
          </table:table-cell>
          <table:table-cell table:style-name="តារាង1.A2" office:value-type="string">
            <text:p text:style-name="P9">ឡេវ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ដុំ​តូច​មូល​ក្រាស់​ឬ​មូល​សំប៉ែត មាន​រន្ធ​ឬ​ក៏​ក្រវិល សម្រាប់​ដាក់​ភ្ជាប់​នឹង​អាវ​ជាដើម : ឡេវ​អាវ, ឡេវ​ខ្យង, ឡេវ​ចាន, ឡេវ​មាស, ឡេវ​ប្រាក់, ពាក់​អាវ​ចំហ​ឡេវ, ឡេវ​ក្ឌុម​ចីពរ ឬ ឡេវ​ក្ឌុម​សង្ឃាដី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លេវ អ. ថ. ល៉េវ <text:s/>“ថយ​ថោក, ឥត​តម្លៃ; មិន​ល្អ”) ដែល​ឥត​ឋានន្តរ, ឥត​បណ្ដា​ស័ក្តិ គឺ​ដែល​មិន​ទាន់​មាន​ងារ​ការ​ជា​អ្វី​នៅ​ឡើយ : ពួក​ឡេវ (ច្រើន​ហៅ​ចំពោះ​តែ​អ្នក​ធ្វើ​រាជការ​ក្នុង​ព្រះ​រាជ​សម្នាក់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២១</text:p>
          </table:table-cell>
          <table:table-cell table:style-name="តារាង1.A2" office:value-type="string">
            <text:p text:style-name="P9">ឡេវឡៃ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(ហ្លេវហ្លៃ អ. ថ. ហ្លេ៎វហ្លៃ៎) ដែល​យក​ជា​ការ​ពុំ​បាន; ផ្ដេសផ្ដាស; សាប​រលាប, ឥត​តម្លៃ: សម្ដី​ឡេវឡៃ, មនុស្ស​ឡេវឡៃ (ប្រើ​ជា ហ្លេវហ្លៃ ក៏​មាន : ម. ប្រ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២២</text:p>
          </table:table-cell>
          <table:table-cell table:style-name="តារាង1.A2" office:value-type="string">
            <text:p text:style-name="P9">ឡេវ​អា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ងប់ ២ ន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២៣</text:p>
          </table:table-cell>
          <table:table-cell table:style-name="តារាង1.A2" office:value-type="string">
            <text:p text:style-name="P9">ឡេះឡោ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4">ដែល​លាយ​ដោយ​ការ​លេង យក​ជា​ការ​មែន​ការ​ពិត​ពុំ​បាន, ដែល​រោយរាយ​ឬ​រាត់រាយ​ឥត​ប្រយោជន៍, ឥត​សព្ទ​ឥត​សារ : សម្ដី​ឡេះឡោះ, និយាយ​ឡេះឡោះ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២៤</text:p>
          </table:table-cell>
          <table:table-cell table:style-name="តារាង1.A2" office:value-type="string">
            <text:p text:style-name="P9">ឡេះឡ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ឡះ​ៗ​ក្រៃ​ពេក; ឡះ​ចុះ​ឡះ​ឡើង ឬ​ឡះ​ៗ​ទៅ​មក​ៗ : បង្រះ​ឡេះឡះ, ឈឺ​ឡេះឡះ, ដំណើរ​ឡេះឡះ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២៥</text:p>
          </table:table-cell>
          <table:table-cell table:style-name="តារាង1.A2" office:value-type="string">
            <text:p text:style-name="P9">ឡែ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4">សូរ​ស្រែក​តឹង​បំពង់​ក​ឮ​ស្អា​ខ្លាំង : ស្រែក​ឡែ​ៗ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២៦</text:p>
          </table:table-cell>
          <table:table-cell table:style-name="តារាង1.A2" office:value-type="string">
            <text:p text:style-name="P9">ឡែ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ប៉ែក, ប៉ែក​ផ្សេង, ប៉ែក​ទីទៃ : ដាក់​ដោយ​ឡែក ដាក់​ដោយ​ប៉ែក​ផ្សេង​ឬ​ដោយ​ខ្លួន​ផ្សេង ។ មួយ​ឡែក​ពី​ឡែក មួយ​ប៉ែក​ពីរ​ប៉ែក​ទីទៃ​ពី​គ្នា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២៧</text:p>
          </table:table-cell>
          <table:table-cell table:style-name="តារាង1.A2" office:value-type="string">
            <text:p text:style-name="P9">ឡែកឡាន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ឡាន់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២៨</text:p>
          </table:table-cell>
          <table:table-cell table:style-name="តារាង1.A2" office:value-type="string">
            <text:p text:style-name="P9">ឡែបខា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. ព. លែបខាយ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២៩</text:p>
          </table:table-cell>
          <table:table-cell table:style-name="តារាង1.A2" office:value-type="string">
            <text:p text:style-name="P9">ឡែបឡ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អែប​អប, ប្រចុប​ប្រចែង​អែប​អប​ឲ្យ​តែ​បាន​ស៊ី​បាន​ចាយ : ឡែបឡប​ស៊ី ។ គុ. ដែល​ជា​អ្នក​អែបអប : មនុស្ស​ឡែបឡប ។ កិ. វិ. ដោយ​អែប​អប : រក​ស៊ី​ឡែបឡប ។ (ព. កា.) : រី​មនុស្ស​ឡែបឡប​ច្រើន​តែ​អែប​អប ពោល​ចាក់​បណ្ដោយ ប្រើ​ពាក្យ​ប្រចុប ត្រឡប់​មុខ​ក្រោយ កាល​បើ​គេ​ឲ្យ នេះ​នោះ​ដើរ​ចេញ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៣០</text:p>
          </table:table-cell>
          <table:table-cell table:style-name="តារាង1.A2" office:value-type="string">
            <text:p text:style-name="P9">ឡែម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ដែល​មាន​រស​ផ្អែម​បន្តិច​ៗ, ផ្អែម​ឡម​ៗ : ផ្អែម​ឡែម​ៗ (ម. ប្រ., ច្រ. ប្រ. ឡម​ៗ ជាង) ។ ឧ. ពាក្យ​កូន​ក្មេង​និយាយ​បញ្ញែម​គ្នា​លេ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៣១</text:p>
          </table:table-cell>
          <table:table-cell table:style-name="តារាង1.A2" office:value-type="string">
            <text:p text:style-name="P9">ឡែឡ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4">ក្អែងក្អាង​ខ្លាំង​ៗ​ឥត​ប្រយោជន៍​ឥត​គោរព​កោត​ក្រែង : សម្ដី​ឡែឡ; និយាយ​ឡែឡ ។ ឧ. សូរ​ឡែ​ៗ​ឡ​ៗ​រឿយ​ៗ, សូរ​រឡែរឡ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៣២</text:p>
          </table:table-cell>
          <table:table-cell table:style-name="តារាង1.A2" office:value-type="string">
            <text:p text:style-name="P9">ឡែឡប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4">ដែល​ស្រែក​ឬ​និយាយ​ក្អេងក្អាង​ខ្លាំង​ៗ​នាំ​ឲ្យ​ឡប់; ដែល​វិល​វល់​ត្រឡប់​ត្រឡិន​នាំ​ឲ្យ​ឡប់​គំនិត : សម្ដី​ឡែឡប់; និយាយ​ឡែឡប់ ។ កិ. លីលាប់ : សត្វ​ទាំងឡាយ​តែង​ឡែឡប់​កើត​ស្លាប់ ឥត​ឈប់​ឥត​ស្រាក (ព. បុ.) ។ ឧ. សូរ​ឡែ​ៗ​រឿយ​ៗ​នាំ​ឲ្យ​ឡប់, រឡែរឡប់ (ម. ប្រ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៣៣</text:p>
          </table:table-cell>
          <table:table-cell table:style-name="តារាង1.A2" office:value-type="string">
            <text:p text:style-name="P9">ឡ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លោ់ អ. ថ. ល៉ូ) ឈ្មោះ​ព្រែ​សូត្រ​មួយ​ប្រភេទ សាច់​រហោក​ៗ​ធ្វើ​មក​ពី​ប្រទេស​ចិន : ព្រែ​ឡ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<text:s/>ព្រែ​ឡោ</text:p>
          </table:table-cell>
        </table:table-row>
        <table:table-row>
          <table:table-cell table:style-name="តារាង1.A2" office:value-type="string">
            <text:p text:style-name="P8">១៥២៣៤</text:p>
          </table:table-cell>
          <table:table-cell table:style-name="តារាង1.A2" office:value-type="string">
            <text:p text:style-name="P9">ឡោ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ព. ទ.</text:p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4">ហោក​រលុង : ម៉ាស៊ីន​រថយន្ត​ឡោក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៣៥</text:p>
          </table:table-cell>
          <table:table-cell table:style-name="តារាង1.A2" office:value-type="string">
            <text:p text:style-name="P9">ឡោ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<text:span text:style-name="T2">ល្ចœម</text:span><text:span text:style-name="T3"> </text:span>អ. ថ. ល៉ម់) ព័ទ្ធ​ឬ​ចោម​ជុំ​វិញ, ចោម​ព័ទ្ធ​ជុំ​វិញ : ឡោម​ជុំ​ជិត, កង​ទ័ព​ឡោម​បន្ទាយ​បច្ចាមិត្ត ។ (ព. កា.) : មេ​ទ័ព​ឈ្លាស​ស្ទាត់ សត្រូវ​ឡោម​ព័ទ្ធ ក៏​ឥត​ភ្លាំង​ភ្លឹក មិន​ស្លុត​មិន​ស្លន់ មិន​ភ័ន្ត​វរវឹក ពួក​ខ្មាំង​សន្ធឹក ក៏​វាយ​ត​បាន ។ ជា​មេ​ជំនាញ ឈរ​បង់​ជំទាញ នាំ​ពល​ឲ្យ​ហ៊ាន ទប់​ទ័ព​សត្រូវ អស់​ផ្លូវ​រុករាន ពុំ​អាច​ទន្រ្ទាន រុក​ចូល​មក​ទៀត ។ ប្រើ​ជា ល៉ោម ក៏​បាន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៣៦</text:p>
          </table:table-cell>
          <table:table-cell table:style-name="តារាង1.A2" office:value-type="string">
            <text:p text:style-name="P9">ឡៅ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ចិត​វៀល​ជុំ​វិញ​យក​សំបក​ក្រៅ​ចេញ​ទុក​ឲ្យ​នៅ​សំបក​ខាង​ក្នុង​ជម​រំលីង​ឲ្យ​ស្អាត : ឡៅ​ដូច​ខ្ចី, ឡៅ​ត្នោត​ខ្ចី ។ ចិត​វៀល​ក្រឡឹង​ឲ្យ​ស្អាត : ឡៅ​អំពៅ ។ កោរ​សក់​ពី​ខាង​ជុំ​វិញ ទុក​ឲ្យ​នៅ​តែ​កំប៉ោយ​កណ្ដាល : ឡៅ​សក់, កោរ​ឡៅ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4">(<text:span text:style-name="T2">ល់ៅ</text:span> អ. ថ. ល៉ាវ់ កិ. “និយាយ​រាប់រៀប​រឿងរ៉ាវ​ប្រាប់, ថ្លែង​រឿងរ៉ាវ​ឲ្យ​អ្នក​ដទៃ​ស្ដាប់, និយាយ​តំណាល​រឿងរ៉ាវ​ប្រាប់; សូត្រ​រៀន, ទន្ទេញ”) ដែល​ស្រែក​ហៅ​ឮ​ច្បាស់​ឆ្ពោះ​ត្រង់​ក្នុង​ទី​មើល​គ្នា​ឃើញ​ឬ​ដែល​និយាយ​ឮ​ខ្លាំង​ៗ ច្បាស់​ៗ : ស្រែក​ហៅ​ឡៅ, និយាយ​ឡៅ​ៗ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៣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4">(មើល​ក្នុង​ពាក្យ ឡៅតេង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៣៧</text:p>
          </table:table-cell>
          <table:table-cell table:style-name="តារាង1.A2" office:value-type="string">
            <text:p text:style-name="P9">ឡៅតេ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ចិ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ថ្នាក់​ខាង​លើ, ជាន់​ខាង​លើ (នៃ​គ្រឹហា) : នៅ​លើ​ឡៅតេង, ដាក់​ទំនិញ​លើ​ឡៅតេង ។ ចិន​កើត​នៅ​ស្រុក​អាយ​ប្រើ​កាត់​ខ្លី​ត្រឹម​តែ ឡៅ ក៏​មាន : ដាក់​អីវ៉ាន់​លើ​ឡៅ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៣៨</text:p>
          </table:table-cell>
          <table:table-cell table:style-name="តារាង1.A2" office:value-type="string">
            <text:p text:style-name="P9">ឡាំ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ស. ល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(លាំ អ. ថ. លុ័ម “ភ្លេង; បទ​ឃ្លោង”) បទ​ភ្លេង​ឬ​បទ​ទំនុក​ច្រៀង​មាន​រយៈ​ចង្វាក់​ញឹក​រន្ថាន់ : ភ្លេង​ឡាំ, បទ​ឡាំ, ច្រៀង​ឡាំ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ភ្លេង​ឡាំ</text:p>
            <text:p text:style-name="P4">បទ​ឡាំ</text:p>
            <text:p text:style-name="P4">ច្រៀង​ឡាំ </text:p>
          </table:table-cell>
        </table:table-row>
        <table:table-row>
          <table:table-cell table:style-name="តារាង1.A2" office:value-type="string">
            <text:p text:style-name="P8">១៥២៣៩</text:p>
          </table:table-cell>
          <table:table-cell table:style-name="តារាង1.A2" office:value-type="string">
            <text:p text:style-name="P9">ឡាំង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4">បន្ទះ​ឈើ​ដែល​វាយ​ដែក​គោល​បោះ​ភ្ជាប់​​មាន​រាង​ស្រដៀង​នឹង​ហឹប​បួន​ជ្រុង​ឬ​ទ្រវែង​បន្តិច​សម្រាប់​ដាក់​អីវ៉ាន់​ផ្សេង​ៗ : ឡាំង​សំពត់, ឡាំង​ប្រេង​កាត, សំបក​ឡាំង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ដេរ​ដាន​ចេស​យ៉ាង​ញឹក​យក​ជា​ការ​ប្រើ​បាន : ឡាំង​ចង្កេះ​ខោ (និយាយ​តាម​ទម្លាប់​ដោយ​ស្រុក, ខ្លះ​ធ្លាប់​និយាយ​ថា ដេរ​ដាន​ញឹក ឬ ដាន​សម្រេច) ។ ឡាំង​ចោល ដេរ​ត្រង់​ជាយ​សំពត់​ដោយ​ដៃ​ឬ​ដោយ​យន្ត​មិន​ក្បៀស​ត្រឡប់​មុខ​ព្រុយ​ចូល : គ្រាន់​តែ​ឡាំង​ចោល​បាន​ហើយ​មិន​បាច់​ផ្តួល​ទេ ! (អ្នក​ខ្លះ​ធ្លាប់​និយាយ​ថា ដាន​ចោល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>ឡាំង​ចោល </text:p>
          </table:table-cell>
        </table:table-row>
        <table:table-row>
          <table:table-cell table:style-name="តារាង1.A2" office:value-type="string">
            <text:p text:style-name="P8">១៥២៤០</text:p>
          </table:table-cell>
          <table:table-cell table:style-name="តារាង1.A2" office:value-type="string">
            <text:p text:style-name="P9">ឡាំប៉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យ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4">(ឡាំប៉ា Lâm- pa) ទម្លាប់​ក្រាញ​តឹង​ទារ​ពុំ​លែង​ឬ​រំអុក, ទទូច, ផ្តែក​វេរ ក្រាញ​មិន​ទៅ​ណា : ឡាំប៉ា​យក​ទាល់​តែ​បាន ។ យំ​ឡាំប៉ា យំ​ទទូច​មិន​លែង, យំ​ក្រាញ​នៅ​មិន​ទៅ​ណា, យំ​បោក​ខ្លួន​ទធាក់​ទម្លាក​ក្រាញ ។ យ. ខ្លះ​ថា ឡាំយ៉ា <text:s/>Lâm-gia ។</text:p>
          </table:table-cell>
          <table:table-cell table:style-name="តារាង1.D2" office:value-type="string">
            <text:p text:style-name="P5">លំប៉ា</text:p>
          </table:table-cell>
          <table:table-cell table:style-name="តារាង1.I2" office:value-type="string">
            <text:p text:style-name="P4">យំ​ឡាំប៉ា</text:p>
          </table:table-cell>
        </table:table-row>
        <table:table-row>
          <table:table-cell table:style-name="តារាង1.A2" office:value-type="string">
            <text:p text:style-name="P8">១៥២៤១</text:p>
          </table:table-cell>
          <table:table-cell table:style-name="តារាង1.A2" office:value-type="string">
            <text:p text:style-name="P9">ឡាំសាំ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(ចិន​គឹងតាំង ឬ ក្វាងទុង) ផ្តាស, ផ្ដេសផ្តាស : ធ្វើ​ឡាំសាំ, និយាយ​ឡាំសាំ; សម្ដី​ឡាំសាំ (ព. ទ.)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៥២៤២</text:p>
          </table:table-cell>
          <table:table-cell table:style-name="តារាង1.A2" office:value-type="string">
            <text:p text:style-name="P9">ឡះ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4">រហើតរហាំង, សស្លើតសស្លក់; តះ​ចុះ​តះ​ឡើង: ដើរ​ឡះ​ចុះ​ឡះ​ឡើង, ដើរ​ឡះ​ៗ ទាំង​ថ្ងៃ​ត្រង់; ដំណើរ​ឡះ​ៗ ។ </text:p>
          </table:table-cell>
          <table:table-cell table:style-name="តារាង1.D2" office:value-type="string">
            <text:p text:style-name="P5">ឡះ​ៗ</text:p>
          </table:table-cell>
          <table:table-cell table:style-name="តារាង1.I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5T15:08:49</dc:date>
    <meta:printed-by>S Thea Sam</meta:printed-by>
    <meta:print-date>2006-05-08T07:51:53</meta:print-date>
    <dc:language>en-US</dc:language>
    <meta:editing-cycles>142</meta:editing-cycles>
    <meta:editing-duration>P2DT17H5M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9" meta:paragraph-count="447" meta:word-count="1688" meta:character-count="21714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